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fo:font-size="13pt" fo:font-style="normal" fo:font-weight="normal" officeooo:rsid="006ae131" officeooo:paragraph-rsid="00019d58" style:font-size-asian="13pt" style:font-size-complex="13pt"/>
    </style:style>
    <style:style style:name="P2" style:family="paragraph" style:parent-style-name="Quotations">
      <loext:graphic-properties draw:fill="none" draw:fill-color="#ffffff"/>
      <style:paragraph-properties fo:margin-left="0.101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officeooo:paragraph-rsid="0000104a"/>
    </style:style>
    <style:style style:name="P3" style:family="paragraph" style:parent-style-name="Quotations">
      <loext:graphic-properties draw:fill="none" draw:fill-color="#ffffff"/>
      <style:paragraph-properties fo:margin-left="0.101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fo:font-variant="normal" fo:text-transform="none" fo:font-size="13pt" fo:font-style="normal" fo:font-weight="normal" officeooo:rsid="0069f49b" officeooo:paragraph-rsid="0000104a" style:font-size-asian="13pt" style:font-size-complex="13pt"/>
    </style:style>
    <style:style style:name="P4" style:family="paragraph" style:parent-style-name="Quotations">
      <loext:graphic-properties draw:fill="none" draw:fill-color="#ffffff"/>
      <style:paragraph-properties fo:margin-left="0.101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fo:font-size="13pt" officeooo:paragraph-rsid="0000104a" style:font-size-asian="13pt" style:font-size-complex="13pt"/>
    </style:style>
    <style:style style:name="P5" style:family="paragraph" style:parent-style-name="Quotations" style:master-page-name="">
      <loext:graphic-properties draw:fill="none" draw:fill-color="#ffffff"/>
      <style:paragraph-properties fo:margin-left="0.101cm" fo:margin-right="0cm" fo:margin-top="0cm" fo:margin-bottom="0.499cm" loext:contextual-spacing="false" fo:text-align="justify" style:justify-single-word="false" fo:text-indent="0cm" style:auto-text-indent="false" style:page-number="auto" fo:background-color="transparent"/>
      <style:text-properties fo:font-variant="normal" fo:text-transform="none" fo:font-size="13pt" fo:font-style="normal" fo:font-weight="normal" officeooo:paragraph-rsid="00019d58" style:font-size-asian="13pt" style:font-size-complex="13pt"/>
    </style:style>
    <style:style style:name="P6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29caa"/>
    </style:style>
    <style:style style:name="P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font-size="13pt" fo:font-style="normal" fo:font-weight="normal" officeooo:paragraph-rsid="0000104a" style:font-size-asian="13pt" style:font-size-complex="13pt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style:font-name="Times New Roman1" fo:font-size="12pt" fo:language="pt" fo:country="BR" fo:font-style="normal" fo:font-weight="normal" officeooo:rsid="001d6a87" officeooo:paragraph-rsid="0000104a" style:font-size-asian="12pt" style:font-size-complex="12pt"/>
    </style:style>
    <style:style style:name="P9" style:family="paragraph" style:parent-style-name="Text_20_body">
      <style:text-properties fo:font-size="13pt" officeooo:paragraph-rsid="0000104a" style:font-size-asian="13pt" style:font-size-complex="13pt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/>
      <style:text-properties fo:font-variant="normal" fo:text-transform="none" style:font-name="Times New Roman1" fo:font-size="12pt" fo:language="pt" fo:country="BR" fo:font-style="normal" fo:font-weight="normal" officeooo:rsid="001d6a87" officeooo:paragraph-rsid="0000104a" style:font-size-asian="12pt" style:font-size-complex="12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/>
      <style:text-properties fo:font-variant="normal" fo:text-transform="none" style:font-name="Times New Roman1" fo:font-size="12pt" fo:language="pt" fo:country="BR" fo:font-style="normal" fo:font-weight="normal" officeooo:rsid="001d6a87" officeooo:paragraph-rsid="00029caa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variant="normal" fo:text-transform="none" fo:font-size="13pt" fo:font-style="normal" fo:font-weight="normal" officeooo:rsid="005ca163" officeooo:paragraph-rsid="0000104a" style:font-size-asian="13pt" style:font-size-complex="13pt"/>
    </style:style>
    <style:style style:name="P13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/>
      <style:text-properties fo:font-variant="normal" fo:text-transform="none" fo:font-size="13pt" fo:font-style="normal" fo:font-weight="normal" officeooo:paragraph-rsid="0000104a" style:font-size-asian="13pt" style:font-size-complex="13pt"/>
    </style:style>
    <style:style style:name="P14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/>
      <style:text-properties fo:font-variant="normal" fo:text-transform="none" style:font-name="Times New Roman2" fo:font-size="12pt" fo:font-style="normal" fo:font-weight="normal" officeooo:rsid="0089eacc" officeooo:paragraph-rsid="0001ba11" style:font-size-asian="12pt" style:font-size-complex="12pt"/>
    </style:style>
    <style:style style:name="P15" style:family="paragraph" style:parent-style-name="Text_20_body" style:master-page-name="">
      <style:paragraph-properties fo:margin-left="0cm" fo:margin-right="0cm" fo:margin-top="0cm" fo:margin-bottom="0cm" loext:contextual-spacing="false" fo:text-align="justify" style:justify-single-word="false" fo:text-indent="1.249cm" style:auto-text-indent="false" style:page-number="auto" fo:break-before="auto" fo:break-after="auto"/>
      <style:text-properties fo:font-variant="normal" fo:text-transform="none" fo:font-size="13pt" fo:font-style="normal" fo:font-weight="normal" officeooo:rsid="005ca163" officeooo:paragraph-rsid="0000104a" style:font-size-asian="13pt" style:font-size-complex="13pt"/>
    </style:style>
    <style:style style:name="P16" style:family="paragraph" style:parent-style-name="Text_20_body">
      <style:paragraph-properties fo:margin-top="0cm" fo:margin-bottom="0.499cm" loext:contextual-spacing="false" fo:line-height="100%" fo:text-align="justify" style:justify-single-word="false"/>
      <style:text-properties fo:font-variant="normal" fo:text-transform="none" fo:font-size="13pt" fo:font-style="normal" fo:font-weight="normal" officeooo:paragraph-rsid="0000104a" style:font-size-asian="13pt" style:font-size-complex="13pt"/>
    </style:style>
    <style:style style:name="P17" style:family="paragraph" style:parent-style-name="Text_20_body">
      <style:paragraph-properties fo:margin-left="2.54cm" fo:margin-right="0cm" fo:text-align="justify" style:justify-single-word="false" fo:text-indent="0cm" style:auto-text-indent="false"/>
      <style:text-properties officeooo:paragraph-rsid="0000104a"/>
    </style:style>
    <style:style style:name="P18" style:family="paragraph" style:parent-style-name="Text_20_body">
      <loext:graphic-properties draw:fill="none" draw:fill-color="#ffffff"/>
      <style:paragraph-properties fo:margin-left="2.499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variant="normal" fo:text-transform="none" fo:font-size="11pt" fo:font-style="normal" fo:font-weight="normal" officeooo:rsid="005ca163" officeooo:paragraph-rsid="0000104a" style:font-size-asian="11pt" style:font-size-complex="11pt"/>
    </style:style>
    <style:style style:name="P19" style:family="paragraph" style:parent-style-name="Text_20_body">
      <loext:graphic-properties draw:fill="none" draw:fill-color="#ffffff"/>
      <style:paragraph-properties fo:margin-left="2.499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variant="normal" fo:text-transform="none" fo:font-size="13pt" fo:font-style="normal" fo:font-weight="normal" officeooo:paragraph-rsid="0000104a" style:font-size-asian="13pt" style:font-size-complex="13pt"/>
    </style:style>
    <style:style style:name="P20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variant="normal" fo:text-transform="none" fo:font-size="12pt" fo:font-style="normal" fo:font-weight="normal" officeooo:paragraph-rsid="0001ba11"/>
    </style:style>
    <style:style style:name="T1" style:family="text">
      <style:text-properties fo:font-variant="normal" fo:text-transform="none" style:font-name="Times New Roman" fo:font-size="13pt" fo:font-style="normal" fo:font-weight="normal" style:font-size-asian="13pt" style:font-size-complex="13pt"/>
    </style:style>
    <style:style style:name="T2" style:family="text">
      <style:text-properties fo:font-variant="normal" fo:text-transform="none" style:font-name="Times New Roman" fo:font-size="13pt" fo:font-style="normal" fo:font-weight="normal" officeooo:rsid="00029caa" style:font-size-asian="13pt" style:font-size-complex="13pt"/>
    </style:style>
    <style:style style:name="T3" style:family="text">
      <style:text-properties fo:font-variant="normal" fo:text-transform="none" style:font-name="Times New Roman" fo:font-size="13pt" fo:font-style="normal" fo:font-weight="normal" officeooo:rsid="00019d58" style:font-size-asian="13pt" style:font-size-complex="13pt"/>
    </style:style>
    <style:style style:name="T4" style:family="text">
      <style:text-properties fo:font-variant="normal" fo:text-transform="none" fo:font-size="11pt" fo:font-style="normal" fo:font-weight="normal" style:font-size-asian="11pt" style:font-size-complex="11pt"/>
    </style:style>
    <style:style style:name="T5" style:family="text">
      <style:text-properties fo:font-variant="normal" fo:text-transform="none" fo:font-size="11pt" fo:font-style="normal" fo:font-weight="bold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font-size="13pt" fo:font-style="normal" fo:font-weight="normal" officeooo:rsid="0069f49b" style:font-size-asian="13pt" style:font-size-complex="13pt"/>
    </style:style>
    <style:style style:name="T7" style:family="text">
      <style:text-properties fo:font-variant="normal" fo:text-transform="none" fo:font-size="13pt" fo:font-style="normal" fo:font-weight="normal" officeooo:rsid="00019d58" style:font-size-asian="13pt" style:font-size-complex="13pt"/>
    </style:style>
    <style:style style:name="T8" style:family="text">
      <style:text-properties fo:font-variant="normal" fo:text-transform="none" fo:font-style="normal" fo:font-weight="normal"/>
    </style:style>
    <style:style style:name="T9" style:family="text">
      <style:text-properties fo:font-variant="normal" fo:text-transform="none" fo:font-style="normal" fo:font-weight="normal" officeooo:rsid="006ae131"/>
    </style:style>
    <style:style style:name="T10" style:family="text">
      <style:text-properties fo:font-variant="normal" fo:text-transform="none" fo:font-style="normal" fo:font-weight="normal" officeooo:rsid="00019d58"/>
    </style:style>
    <style:style style:name="T11" style:family="text">
      <style:text-properties fo:font-variant="normal" fo:text-transform="none" style:font-name="Times New Roman1" fo:font-size="12pt" fo:language="pt" fo:country="BR" fo:font-style="normal" fo:font-weight="normal" officeooo:rsid="001d6a87" style:font-size-asian="12pt" style:font-size-complex="12pt"/>
    </style:style>
    <style:style style:name="T12" style:family="text">
      <style:text-properties fo:font-size="13pt" fo:font-style="normal" officeooo:rsid="00623ca2" style:font-size-asian="13pt" style:font-size-complex="13pt"/>
    </style:style>
    <style:style style:name="T13" style:family="text">
      <style:text-properties fo:font-size="13pt" fo:font-style="normal" officeooo:rsid="0069611a" style:font-size-asian="13pt" style:font-size-complex="13pt"/>
    </style:style>
    <style:style style:name="T14" style:family="text">
      <style:text-properties fo:font-size="13pt" fo:font-style="normal" officeooo:rsid="00019d58" style:font-size-asian="13pt" style:font-size-complex="13pt"/>
    </style:style>
    <style:style style:name="T15" style:family="text">
      <style:text-properties fo:font-size="13pt" fo:font-style="normal" officeooo:rsid="00029caa" style:font-size-asian="13pt" style:font-size-complex="13pt"/>
    </style:style>
    <style:style style:name="T16" style:family="text">
      <style:text-properties fo:font-size="13pt" fo:font-style="normal" officeooo:rsid="0060e152" fo:background-color="transparent" loext:char-shading-value="0" style:font-size-asian="13pt" style:font-size-complex="13pt"/>
    </style:style>
    <style:style style:name="T17" style:family="text">
      <style:text-properties fo:font-size="13pt" fo:font-style="normal" officeooo:rsid="00019d58" fo:background-color="transparent" loext:char-shading-value="0" style:font-size-asian="13pt" style:font-size-complex="13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officeooo:rsid="00686daf" style:font-size-asian="13pt" style:font-size-complex="13pt"/>
    </style:style>
    <style:style style:name="T20" style:family="text">
      <style:text-properties fo:font-size="13pt" officeooo:rsid="0001ba11" style:font-size-asian="13pt" style:font-size-complex="13pt"/>
    </style:style>
    <style:style style:name="T21" style:family="text">
      <style:text-properties fo:font-size="13pt" officeooo:rsid="00019d58" style:font-size-asian="13pt" style:font-size-complex="13pt"/>
    </style:style>
    <style:style style:name="T22" style:family="text">
      <style:text-properties fo:font-size="13pt" officeooo:rsid="0060e152" fo:background-color="transparent" loext:char-shading-value="0" style:font-size-asian="13pt" style:font-size-complex="13pt"/>
    </style:style>
    <style:style style:name="T23" style:family="text">
      <style:text-properties officeooo:rsid="00696a6f"/>
    </style:style>
    <style:style style:name="T24" style:family="text">
      <style:text-properties officeooo:rsid="005d1564"/>
    </style:style>
    <style:style style:name="T25" style:family="text">
      <style:text-properties fo:font-weight="bold" officeooo:rsid="005d1564" style:font-weight-asian="bold" style:font-weight-complex="bold"/>
    </style:style>
    <style:style style:name="T26" style:family="text">
      <style:text-properties officeooo:rsid="0069f49b"/>
    </style:style>
    <style:style style:name="T27" style:family="text">
      <style:text-properties officeooo:rsid="00676bf6"/>
    </style:style>
    <style:style style:name="T28" style:family="text">
      <style:text-properties officeooo:rsid="00606329" fo:background-color="transparent" loext:char-shading-value="0"/>
    </style:style>
    <style:style style:name="T29" style:family="text">
      <style:text-properties officeooo:rsid="00676bf6" fo:background-color="transparent" loext:char-shading-value="0"/>
    </style:style>
    <style:style style:name="T30" style:family="text">
      <style:text-properties officeooo:rsid="0060e152" fo:background-color="transparent" loext:char-shading-value="0"/>
    </style:style>
    <style:style style:name="T31" style:family="text">
      <style:text-properties officeooo:rsid="006ae131" fo:background-color="transparent" loext:char-shading-value="0"/>
    </style:style>
    <style:style style:name="T32" style:family="text">
      <style:text-properties officeooo:rsid="00686daf" fo:background-color="transparent" loext:char-shading-value="0"/>
    </style:style>
    <style:style style:name="T33" style:family="text">
      <style:text-properties officeooo:rsid="00019d58" fo:background-color="transparent" loext:char-shading-value="0"/>
    </style:style>
    <style:style style:name="T34" style:family="text">
      <style:text-properties fo:color="#ce181e" fo:font-size="13pt" fo:font-style="normal" style:text-underline-style="solid" style:text-underline-width="auto" style:text-underline-color="font-color" fo:font-weight="bold" officeooo:rsid="006ba2c3" style:font-size-asian="13pt" style:font-weight-asian="bold" style:font-size-complex="13pt" style:font-weight-complex="bold"/>
    </style:style>
    <style:style style:name="T35" style:family="text">
      <style:text-properties fo:color="#ce181e" fo:font-size="13pt" fo:font-style="normal" style:text-underline-style="solid" style:text-underline-width="auto" style:text-underline-color="font-color" fo:font-weight="bold" officeooo:rsid="00019d58" style:font-size-asian="13pt" style:font-weight-asian="bold" style:font-size-complex="13pt" style:font-weight-complex="bold"/>
    </style:style>
    <style:style style:name="T36" style:family="text">
      <style:text-properties officeooo:rsid="00019d58"/>
    </style:style>
    <style:style style:name="T37" style:family="text">
      <style:text-properties officeooo:rsid="003efebc"/>
    </style:style>
    <style:style style:name="T38" style:family="text">
      <style:text-properties fo:font-size="14pt" officeooo:rsid="00a2856e" fo:background-color="transparent" loext:char-shading-value="0" style:font-size-asian="14pt" style:font-size-complex="14pt"/>
    </style:style>
    <style:style style:name="T39" style:family="text">
      <style:text-properties fo:font-size="14pt" officeooo:rsid="00676bf6" fo:background-color="transparent" loext:char-shading-value="0" style:font-size-asian="14pt" style:font-size-complex="14pt"/>
    </style:style>
    <style:style style:name="T40" style:family="text">
      <style:text-properties fo:font-size="14pt" officeooo:rsid="0044f0e0" fo:background-color="transparent" loext:char-shading-value="0" style:font-size-asian="14pt" style:font-size-complex="14pt"/>
    </style:style>
    <style:style style:name="T41" style:family="text">
      <style:text-properties fo:font-size="14pt" officeooo:rsid="0001ba11" fo:background-color="transparent" loext:char-shading-value="0" style:font-size-asian="14pt" style:font-size-complex="14pt"/>
    </style:style>
    <style:style style:name="T42" style:family="text">
      <style:text-properties fo:font-size="14pt" fo:font-style="normal" officeooo:rsid="006c240d" fo:background-color="transparent" loext:char-shading-value="0" style:font-size-asian="14pt" style:font-size-complex="14pt"/>
    </style:style>
    <style:style style:name="T43" style:family="text">
      <style:text-properties fo:font-size="14pt" fo:font-style="normal" officeooo:rsid="00b68851" fo:background-color="transparent" loext:char-shading-value="0" style:font-size-asian="14pt" style:font-size-complex="14pt"/>
    </style:style>
    <style:style style:name="T44" style:family="text">
      <style:text-properties fo:font-size="14pt" fo:font-style="normal" officeooo:rsid="00606329" fo:background-color="transparent" loext:char-shading-value="0" style:font-size-asian="14pt" style:font-size-complex="14pt"/>
    </style:style>
    <style:style style:name="T45" style:family="text">
      <style:text-properties fo:font-size="14pt" fo:font-style="normal" officeooo:rsid="00676bf6" fo:background-color="transparent" loext:char-shading-value="0" style:font-size-asian="14pt" style:font-size-complex="14pt"/>
    </style:style>
    <style:style style:name="T46" style:family="text">
      <style:text-properties fo:font-size="14pt" fo:font-style="normal" officeooo:rsid="0060e152" fo:background-color="transparent" loext:char-shading-value="0" style:font-size-asian="14pt" style:font-size-complex="14pt"/>
    </style:style>
    <style:style style:name="T47" style:family="text">
      <style:text-properties fo:font-size="14pt" fo:font-style="normal" officeooo:rsid="00f1d8c8" fo:background-color="transparent" loext:char-shading-value="0" style:font-size-asian="14pt" style:font-size-complex="14pt"/>
    </style:style>
    <style:style style:name="T48" style:family="text">
      <style:text-properties fo:font-size="14pt" fo:font-style="normal" officeooo:rsid="006fc878" fo:background-color="transparent" loext:char-shading-value="0" style:font-size-asian="14pt" style:font-size-complex="14pt"/>
    </style:style>
    <style:style style:name="T49" style:family="text">
      <style:text-properties fo:font-size="14pt" fo:font-style="normal" officeooo:rsid="0044f0e0" fo:background-color="transparent" loext:char-shading-value="0" style:font-size-asian="14pt" style:font-size-complex="14pt"/>
    </style:style>
    <style:style style:name="T50" style:family="text">
      <style:text-properties fo:font-size="14pt" fo:font-style="normal" officeooo:rsid="0001ba11" fo:background-color="transparent" loext:char-shading-value="0" style:font-size-asian="14pt" style:font-size-complex="14pt"/>
    </style:style>
    <style:style style:name="T51" style:family="text">
      <style:text-properties style:font-name="Times New Roman1" fo:font-size="14pt" fo:language="pt" fo:country="BR" officeooo:rsid="001da5a0" style:font-size-asian="14pt" style:font-size-complex="14pt"/>
    </style:style>
    <style:style style:name="T52" style:family="text">
      <style:text-properties style:font-name="Times New Roman1" fo:font-size="14pt" fo:language="pt" fo:country="BR" officeooo:rsid="001d6a87" style:font-size-asian="14pt" style:font-size-complex="14pt"/>
    </style:style>
    <style:style style:name="T53" style:family="text">
      <style:text-properties style:font-name="Times New Roman1" fo:font-size="14pt" fo:language="pt" fo:country="BR" officeooo:rsid="003efebc" style:font-size-asian="14pt" style:font-size-complex="14pt"/>
    </style:style>
    <style:style style:name="T54" style:family="text">
      <style:text-properties style:font-name="Times New Roman1" fo:font-size="14pt" fo:language="pt" fo:country="BR" officeooo:rsid="0044f0e0" style:font-size-asian="14pt" style:font-size-complex="14pt"/>
    </style:style>
    <style:style style:name="T55" style:family="text">
      <style:text-properties style:font-name="Times New Roman1" fo:font-size="14pt" fo:language="pt" fo:country="BR" officeooo:rsid="0001ba11" style:font-size-asian="14pt" style:font-size-complex="14pt"/>
    </style:style>
    <style:style style:name="T56" style:family="text">
      <style:text-properties style:font-name="Times New Roman2" fo:font-size="14pt" fo:language="pt" fo:country="BR" fo:font-style="normal" officeooo:rsid="00efce1b" fo:background-color="transparent" loext:char-shading-value="0" style:font-size-asian="14pt" style:font-size-complex="14pt"/>
    </style:style>
    <style:style style:name="T57" style:family="text">
      <style:text-properties style:font-name="Times New Roman2" fo:font-size="13pt" fo:language="pt" fo:country="BR" fo:font-style="normal" officeooo:rsid="00019d58" fo:background-color="transparent" loext:char-shading-value="0" style:font-size-asian="13pt" style:font-size-complex="13pt"/>
    </style:style>
    <style:style style:name="T58" style:family="text">
      <style:text-properties style:font-name="Times New Roman2" fo:font-size="13pt" fo:language="pt" fo:country="BR" fo:font-style="normal" officeooo:rsid="0001ba11" fo:background-color="transparent" loext:char-shading-value="0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Emphasis"><text:span text:style-name="T34">PRESCRIÇÃO – </text:span></text:span><text:span text:style-name="Emphasis"><text:span text:style-name="T35">UNIDICAÇÃO</text:span></text:span><text:span text:style-name="Emphasis"><text:span text:style-name="T34">– CONTINUIDADE DELITIVA</text:span></text:span></text:p>
      <text:p text:style-name="P10"><text:span text:style-name="Emphasis"><text:span text:style-name="T11"/></text:span></text:p>
      <text:p text:style-name="P11"><text:span text:style-name="Emphasis"><text:span text:style-name="T15">Vistos etc.</text:span></text:span></text:p>
      <text:p text:style-name="P10"><text:span text:style-name="Emphasis"><text:span text:style-name="T12">Tratam os autos de processo de execução de pena </text:span></text:span><text:span text:style-name="Emphasis"><text:span text:style-name="T14">unificada</text:span></text:span><text:span text:style-name="Emphasis"><text:span text:style-name="T13"> de </text:span></text:span><text:span text:style-name="Emphasis"><text:span text:style-name="T14">11</text:span></text:span><text:span text:style-name="Emphasis"><text:span text:style-name="T13"> (</text:span></text:span><text:span text:style-name="Emphasis"><text:span text:style-name="T14">onz</text:span></text:span><text:span text:style-name="Emphasis"><text:span text:style-name="T13">e) anos </text:span></text:span><text:span text:style-name="Emphasis"><text:span text:style-name="T14">de</text:span></text:span><text:span text:style-name="Emphasis"><text:span text:style-name="T12"> reclusão, em regime fechado, </text:span></text:span><text:span text:style-name="Emphasis"><text:span text:style-name="T14">tendo o apenado empreendido fuga do estabelecimento prisional em 11/07/2008 (evento 1.1, pv. 79)</text:span></text:span><text:span text:style-name="Emphasis"><text:span text:style-name="T12">.</text:span></text:span></text:p>
      <text:p text:style-name="P1">A sentença condenatória <text:span text:style-name="T37">do primeiro processo (nº 0002178-11.2005.8.20.0002)</text:span> data de <text:span text:style-name="T36">10/08/2006</text:span>, <text:span text:style-name="T36">por delitos de roubo e porte ilegal de arma de fogo de uso permitido,</text:span> transitada em julgado para ambas as partes em <text:span text:style-name="T36">25/09/2006; enquanto que a sentença do segundo processo (nº 0000329-04.2005.8.20.0002) foi prolatada em 25/10/2006, por crime capitulado no do art. 14, da Lei 10.826/2006, tendo transitado em julgado para ambas as partes em 06/08/2007</text:span>.</text:p>
      <text:p text:style-name="P7">Relatados.</text:p>
      <text:p text:style-name="P7">Prescrição penal é a perda do poder-dever de punir do Estado pelo não exercício da pretensão punitiva ou da pretensão executória durante certo lapso de tempo, sendo a primeira, que ocorre antes de transitar em julgado a sentença, regulada pelo art. 109 do Código Penal, e a outra, que tem seu prazo em curso após o trânsito em julgado da sentença condenatória, disciplinada no art. 110 do mesmo estatuto.</text:p>
      <text:p text:style-name="P16">Saliente-se que o trânsito em julgado a se considerar deve ser para ambas as partes, consoante entendimento do STF:</text:p>
      <text:p text:style-name="P17"><text:span text:style-name="T4">RECURSO ESPECIAL. PRERROGATIVA DE FORO. PRESCRIÇÃO. INOCORRÊNCIA. TERMO INICIAL. DEMAIS TESES RECURSAIS REJEITADAS. IMEDIATA EXECUÇÃO DA PENA. I. TERMO INICIAL DA PRETENSÃO EXECUTÓRIA. 1. </text:span><text:span text:style-name="Strong_20_Emphasis"><text:span text:style-name="T4">A prescrição da pretensão executória pressupõe a inércia do titular do direito de punir. </text:span></text:span><text:span text:style-name="T4">(...). 2. </text:span><text:span text:style-name="Strong_20_Emphasis"><text:span text:style-name="T4">O entendimento defensivo de que a prescrição da pretensão executória se inicia com o trânsito em julgado para a acusação viola o direito fundamental à inafastabilidade da jurisdição que pressupõe a existência de uma tutela jurisdicional efetiva, ou melhor, uma justiça efetiva. </text:span></text:span><text:span text:style-name="T4">(...) 4. </text:span><text:span text:style-name="T5">Desse modo, </text:span><text:span text:style-name="Strong_20_Emphasis"><text:span text:style-name="T5">se não houve ainda o trânsito em julgado para ambas as partes, não há falar-se em prescrição da pretensão executória</text:span></text:span><text:span text:style-name="Strong_20_Emphasis"><text:span text:style-name="T4">. </text:span></text:span><text:span text:style-name="T4">(...) (RE 696533, Relator (a): Min. LUIZ FUX, Relator (a) p/ Acórdão. Min. ROBERTO BARROSO, Primeira Turma, julgado em 06/02/2018, PROCESSO ELETRÔNICO DJe-041 DIVULG 02-03-2018 PUBLIC 05-03-2018)</text:span></text:p>
      <text:p text:style-name="P9">Observo, contudo, que mesmo na hipótese de <text:span text:style-name="T23">concurso material de crimes</text:span>, a incidência da pretensão estatal para a execução deve ser feita isoladamente para cada crime, <text:span text:style-name="T23">conforme preceitua o art. 119, do CP</text:span>. Nesse sentido é a jurisprudência do Superior Tribunal de Justiça:</text:p>
      <text:p text:style-name="P17"><text:span text:style-name="T4">HABEAS CORPUS. PROCESSO PENAL. FURTO E QUADRILHA. PRESCRIÇÃO DA PRETENSÃO EXECUTÓRIA. INOCORRÊNCIA. ANÁLISE QUE DEVE OCORRER PARA CADA DELITO PRATICADO ISOLADAMENTE.</text:span><text:span text:style-name="Strong_20_Emphasis"><text:span text:style-name="T4">1. </text:span></text:span><text:span text:style-name="Strong_20_Emphasis"><text:span text:style-name="T5">A análise da pretensão da prescrição executória deve ser realizada para cada delito praticado isoladamente, inclusive, no caso de concurso de crimes</text:span></text:span><text:span text:style-name="T5">. </text:span><text:span text:style-name="T4">2. O art. 109, do Código Penal, em seu inciso IV, prescreve o prazo prescricional de 08 (oito) anos tanto para o delito de furto quanto para o de quadrilha, em face da pena concretizada a cada um dos delitos ser superior a 02 (dois) anos e não exceder a 04 (quatro)anos. Ocorre que, na hipótese, aplica-se o art. 110, do Código Penal, pois a sentença condenatória reconheceu a reincidência do Paciente, incidindo, assim, o acréscimo de 1/3 no referido prazo,resultando no prazo prescricional de 10 (dez) anos e 08 (oito) meses.3. Considerando-se como último marco interruptivo da prescrição o dia da </text:span><text:soft-page-break/><text:span text:style-name="T4">interrupção da execução da pena do Paciente, conforme dicção do art. 112, inciso II, do Código Penal, não se caracteriza a extinção da punibilidade pela prescrição da pretensão executória em relação ao crime de quadrilha, uma vez que não transcorreu o lapso temporal superior a 10 (dez) anos e 08 (oito) meses desde o último marco interruptivo.4. Caso se aplique, simultaneamente, o mesmo prazo de prescrição em ambas as penas, como pretende a Defesa, o decurso de tempo necessário à extinção da punibilidade seria desproporcional ao total de pena obtido do concurso de crimes.5. Habeas corpus denegado. (STJ, HC 92069 / RO HABEAS CORPUS 2007/0236368-6. 2010)</text:span></text:p>
      <text:p text:style-name="P15">Ademais, enquanto não decorrido o prazo prescricional da primeira pretensão executória, a segunda pena terá sua execução suspensa durante esse lapso. Nessa linha, o STJ:</text:p>
      <text:p text:style-name="P12"/>
      <text:p text:style-name="P18">CRIMINAL. RHC. PRESCRIÇÃO EXECUTÓRIA. FUGA DO CONDENADO. CÁLCULO. ARTS. 112, II, E 113 DO CP. ACRÉSCIMO DA REINCIDÊNCIA. MAIS DE UMA CONDENAÇÃO. ORDEM DE EXECUÇÃO. PRESCRIÇÃO INOCORRENTE. RECURSO DESPROVIDO. I. Na hipótese de fuga do condenado <text:span text:style-name="T24">ou de revogação da liberdade condicional, a prescrição da pretensão executória é calculada pelo resto da pena a ser cumprida, contando-se do dia em que a execução da sentença é interrompida, nos termos do art. 113 e 112, inc. II, do Código Penal. (…) </text:span><text:span text:style-name="T25">III. Tratando-se de concurso material, as condenações não são somadas, mas, ao contrário, procede-se à execução das penas graves em 1º lugar. IV. Inocorre a prescrição se ainda não consumado o lapso prescricional da pretensão executória do restante da pena reclusiva, assim como da detentiva – que será executada após o cumprimento da mais grave, ficando com a execução suspensa nesse ínterim</text:span><text:span text:style-name="T24">. V. Recurso desprovido. (RHC 9.158/SP, Rel. Ministro GILSON DIPP, QUINTA TURMA, julgado em 16/12/1999, DJ 28/02/2000, p. 94)</text:span></text:p>
      <text:p text:style-name="P19"/>
      <text:p text:style-name="P5">No caso, <text:span text:style-name="T36">relativamente à primeira condenação (processo nº 0002178-11.2005.8.20.0002),</text:span> foi o réu, então primário e maior de 21 anos, condenado a <text:span text:style-name="T26">uma pena de 08 (oito) anos e 08 (oito) meses de reclusão, sendo uma pena de 06 (seis) anos e 08 (oito) meses por crime de roubo e outra de 02 (dois) anos por porte ilegal de arma.</text:span></text:p>
      <text:p text:style-name="P2"><text:span text:style-name="T6">Relativamente à condenação correspondente ao crime mais grave – cujo cumprimento, portanto, deve dar-se em primeiro lugar, observo ter sido aplicada causa de aumento de pena </text:span><text:span text:style-name="T7">em ¼ (um quarto)</text:span><text:span text:style-name="T6"> pelo crime continuado de </text:span><text:span text:style-name="T7">roubo</text:span><text:span text:style-name="T6">. Portanto, tal acréscimo não deverá ser considerado para análise da prescrição executória, consoante a súmula 497 do STF: “</text:span><text:span text:style-name="Emphasis"><text:span text:style-name="T18">Quando se tratar de crime continuado, a prescrição regula-se pela pena imposta na sentença, não se computando o acréscimo decorrente da continuação.”</text:span></text:span></text:p>
      <text:p text:style-name="P3">Desse modo, considerando a pena de 0<text:span text:style-name="T36">5</text:span> (<text:span text:style-name="T36">cinc</text:span>o) anos <text:span text:style-name="T36">e 04 (quatro) meses</text:span>, o sentenciado cumpriu 0<text:span text:style-name="T36">2</text:span> (<text:span text:style-name="T36">dois</text:span>) ano<text:span text:style-name="T36">s</text:span>, 0<text:span text:style-name="T36">8</text:span> (<text:span text:style-name="T36">oito</text:span>) meses e <text:span text:style-name="T36">01</text:span> (<text:span text:style-name="T36">um</text:span>) dia da reprimenda, restando-lhe cumprir 02 (dois) anos, 0<text:span text:style-name="T36">7</text:span> (<text:span text:style-name="T36">sete</text:span>) meses e <text:span text:style-name="T36">29</text:span> (<text:span text:style-name="T36">vinte e nove</text:span>) dias, incidindo, assim, a pretensão executória de oito anos (Código Penal, arts. 109, IV).</text:p>
      <text:p text:style-name="P4"><text:span text:style-name="T8">Portanto, posto </text:span><text:span text:style-name="T10">o apenado haver foragido em 11/07/2008</text:span><text:span text:style-name="T8"> (art. 112, I</text:span><text:span text:style-name="T10">I</text:span><text:span text:style-name="T8">, do CP); e sendo o prazo aplicável de oito anos, depreende-se que este decorreu em </text:span><text:span text:style-name="T9">10/07/201</text:span><text:span text:style-name="T10">6</text:span><text:span text:style-name="T9">,</text:span><text:span text:style-name="T8"> impondo-se o reconhecimento da extinção da punibilidade pela prescrição da pretensão punitiva executória </text:span><text:span text:style-name="T10">pelo delito de roubo</text:span><text:span text:style-name="T8">.</text:span></text:p>
      <text:p text:style-name="P13"><text:soft-page-break/><text:span text:style-name="T27">Por conseguinte, quanto à pena de 02 (dois) anos por crime de porte ilegal de arma de fogo, tendo sido o seu</text:span><text:span text:style-name="T28"> cumprimento suspenso enquanto não consumado o lapso prescricional da pretensão executória </text:span><text:span text:style-name="T29">anterior</text:span><text:span text:style-name="T28">, </text:span><text:span text:style-name="T30">que se deu em </text:span><text:span text:style-name="T31">10/07/201</text:span><text:span text:style-name="T33">6</text:span><text:span text:style-name="T30">, </text:span><text:span text:style-name="T28">entende-se que </text:span><text:span text:style-name="T30">esta data será </text:span><text:span text:style-name="T28">o parâmetro de cálculo. </text:span><text:span text:style-name="T30">Assim, incidirá a pretensão executória de </text:span><text:span text:style-name="T33">quatro</text:span><text:span text:style-name="T30"> anos (art. 109, </text:span><text:span text:style-name="T32">V</text:span><text:span text:style-name="T30">, do CP), a qual </text:span><text:span text:style-name="T32">será materializar-se-á apenas em </text:span><text:span text:style-name="T33">09/07/2020</text:span><text:span text:style-name="T30">.</text:span></text:p>
      <text:p text:style-name="P14"><text:span text:style-name="T38">Consequentemente</text:span><text:span text:style-name="T39">, </text:span><text:span text:style-name="T38">relativamente à </text:span><text:span text:style-name="T41">segunda</text:span><text:span text:style-name="T40"> condenação (</text:span><text:span text:style-name="Emphasis"><text:span text:style-name="T42">processo nº </text:span></text:span><text:span text:style-name="Emphasis"><text:span text:style-name="T17">0000329-04.2005.8.20.0002</text:span></text:span><text:span text:style-name="Emphasis"><text:span text:style-name="T42">), </text:span></text:span><text:span text:style-name="Emphasis"><text:span text:style-name="T43">cuja pena teve seu</text:span></text:span><text:span text:style-name="Emphasis"><text:span text:style-name="T44"> cumprimento suspenso enquanto não consumado o lapso prescricional da pretensão executória </text:span></text:span><text:span text:style-name="Emphasis"><text:span text:style-name="T45">anterior</text:span></text:span><text:span text:style-name="Emphasis"><text:span text:style-name="T44">, </text:span></text:span><text:span text:style-name="Emphasis"><text:span text:style-name="T50">a qual</text:span></text:span><text:span text:style-name="Emphasis"><text:span text:style-name="T46"> se </text:span></text:span><text:span text:style-name="Emphasis"><text:span text:style-name="T43">d</text:span></text:span><text:span text:style-name="Emphasis"><text:span text:style-name="T50">ará</text:span></text:span><text:span text:style-name="Emphasis"><text:span text:style-name="T46"> em </text:span></text:span><text:span text:style-name="Emphasis"><text:span text:style-name="T50">09/07/2020</text:span></text:span><text:span text:style-name="Emphasis"><text:span text:style-name="T46">, esta data será </text:span></text:span><text:span text:style-name="Emphasis"><text:span text:style-name="T44">o parâmetro de cálculo. </text:span></text:span><text:span text:style-name="Emphasis"><text:span text:style-name="T46">Assim, </text:span></text:span><text:span text:style-name="Emphasis"><text:span text:style-name="T50">considerando </text:span></text:span><text:span text:style-name="Emphasis"><text:span text:style-name="T48">a pena de </text:span></text:span><text:span text:style-name="Emphasis"><text:span text:style-name="T43">0</text:span></text:span><text:span text:style-name="Emphasis"><text:span text:style-name="T50">2 (dois) anos e 04</text:span></text:span><text:span text:style-name="Emphasis"><text:span text:style-name="T43"> (</text:span></text:span><text:span text:style-name="Emphasis"><text:span text:style-name="T50">quatro</text:span></text:span><text:span text:style-name="Emphasis"><text:span text:style-name="T43">) </text:span></text:span><text:span text:style-name="Emphasis"><text:span text:style-name="T50">meses</text:span></text:span><text:span text:style-name="Emphasis"><text:span text:style-name="T48">, </text:span></text:span><text:span text:style-name="Emphasis"><text:span text:style-name="T46">incidirá a pretensão executória de </text:span></text:span><text:span text:style-name="Emphasis"><text:span text:style-name="T50">oito</text:span></text:span><text:span text:style-name="Emphasis"><text:span text:style-name="T46"> anos (art. 109, </text:span></text:span><text:span text:style-name="Emphasis"><text:span text:style-name="T47">I</text:span></text:span><text:span text:style-name="Emphasis"><text:span text:style-name="T50">V</text:span></text:span><text:span text:style-name="Emphasis"><text:span text:style-name="T46">, do CP). </text:span></text:span><text:span text:style-name="Emphasis"><text:span text:style-name="T49">Na hipótese, contudo, tratando-se de acusado menor de 21 anos na data do fato, incide o disposto no art. 115 do CP: "São reduzidos de metade os prazos de prescrição quando o criminoso era, ao tempo do crime, menor de 21 (vinte e um) anos, ou, na data da sentença, maior de 70 (setenta) anos", </text:span></text:span><text:span text:style-name="Emphasis"><text:span text:style-name="T50">alcançando-se um prazo de quatro anos, que será transcorrido somente em 08/07/2024</text:span></text:span><text:span text:style-name="Emphasis"><text:span text:style-name="T49">.</text:span></text:span></text:p>
      <text:p text:style-name="P20"><text:span text:style-name="Emphasis"><text:span text:style-name="T16">Isto posto</text:span></text:span><text:span text:style-name="T22">, </text:span><text:span text:style-name="T18">declaro prescrita a pretens</text:span><text:span text:style-name="T19">ão</text:span><text:span text:style-name="T18"> executóri</text:span><text:span text:style-name="T19">a</text:span><text:span text:style-name="T18"> da pena privativa de liberdad</text:span><text:span text:style-name="T20">e</text:span><text:span text:style-name="T18"> </text:span><text:span text:style-name="T19">quanto à pena do crime capitulado no art. </text:span><text:span text:style-name="T20">157, §2º, I e II do processo nº </text:span><text:span text:style-name="T21">0002178-11.2005.8.20.0002</text:span><text:span text:style-name="T19">, do Código Penal,</text:span><text:span text:style-name="T18"> o que faço com arrimo no art. 107, IV, 1ª parte, c/c arts. 109, IV e 112, I</text:span><text:span text:style-name="T20">I</text:span><text:span text:style-name="T18">, todos do Código Penal; </text:span><text:span text:style-name="T20">e </text:span><text:span text:style-name="T51">deixo de declarar a extinção da punibilidade pela prescrição executória quanto </text:span><text:span text:style-name="T55">à pena do delito capitulado no art. 14 da Lei 10.826/2003 no</text:span><text:span text:style-name="T51"> processo </text:span><text:span text:style-name="T52">nº </text:span><text:span text:style-name="Emphasis"><text:span text:style-name="T57">0002178-11.2005.8.20.0002 </text:span></text:span><text:span text:style-name="Emphasis"><text:span text:style-name="T58">bem como quanto ao processo nº 0</text:span></text:span><text:span text:style-name="Emphasis"><text:span text:style-name="T57">000329-04.2005.8.20.0002</text:span></text:span><text:span text:style-name="T53">, </text:span><text:span text:style-name="T54">haja vista não ter</text:span><text:span text:style-name="T55">em</text:span><text:span text:style-name="T54"> </text:span><text:span text:style-name="T55">sido </text:span><text:span text:style-name="T54">transcorrido</text:span><text:span text:style-name="T55">s</text:span><text:span text:style-name="T54"> o</text:span><text:span text:style-name="T55">s</text:span><text:span text:style-name="T54"> prazo</text:span><text:span text:style-name="T55">s</text:span><text:span text:style-name="T18">.</text:span></text:p>
      <text:p text:style-name="P6"><text:span text:style-name="Emphasis"><text:span text:style-name="T1">P.R.I. À Secretaria, </text:span></text:span><text:span text:style-name="Emphasis"><text:span text:style-name="T2">para proceder à anotação no SEEU quanto à prescrição executória da pena relativa ao delito de roubo no processo nº </text:span></text:span><text:span text:style-name="Emphasis"><text:span text:style-name="T3">0002178-11.2005.8.20.0002; </text:span></text:span><text:span text:style-name="Emphasis"><text:span text:style-name="T2">bem como </text:span></text:span><text:span text:style-name="Emphasis"><text:span text:style-name="T1">para que expeça, com urgência, mandado de prisão atualizado, com a correta validade para expiração, após o que deve-se aguardar o seu cumpriment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0:24:31.966000000</meta:creation-date>
    <dc:date>2019-11-20T11:04:06.901000000</dc:date>
    <meta:editing-duration>PT9M48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3" meta:paragraph-count="20" meta:word-count="1379" meta:character-count="8707" meta:non-whitespace-character-count="7345"/>
  </office:meta>
</office:document-meta>
</file>